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09.4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0.8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2.34pt" fo:break-before="auto" style:use-optimal-row-height="true"/>
    </style:style>
    <style:style style:name="ro5" style:family="table-row">
      <style:table-row-properties style:row-height="30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へ、変な植物のツルが足に絡まって・・・<text:line-break/>動けない！！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ちょっと待って！　今助けるよ！！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待つんだ、はむこ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毒性のある植物だった場合、下手に刺激を<text:line-break/>与えると春風が危ない。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こむ、この植物についての情報はあるか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す、すみません・・・私も初めて見るタイプです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ただ、突然急成長してきたところを見る限り、<text:line-break/>通常の植物ではないと思います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魔物の可能性もありますので、早乙女さんは<text:line-break/>離れていてください。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分かった。</text:p>
          </table:table-cell>
          <table:table-cell office:value-type="string" calcext:value-type="string">
            <text:p>Map118</text:p>
          </table:table-cell>
          <table:table-cell/>
          <table:table-cell office:value-type="string" calcext:value-type="string">
            <text:p>Understood.</text:p>
          </table:table-cell>
        </table:table-row>
        <table:table-row table:style-name="ro2">
          <table:table-cell office:value-type="string" calcext:value-type="string">
            <text:p>ん？　これって・・・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行っちゃった・・・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良かった・・・のかな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あうぅ・・・（そわそわっ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・・・さっそくおトイレ行きたくなってきた・・・<text:line-break/>かも・・・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す、すごい即効性・・・ね・・・（もじもじ）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ええと・・・ど、どうしましょう・・・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なんとかツルを切って、みんなで急いで下山<text:line-break/>するのが一番だと思うのですが・・・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そ、それが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さっき手でちぎろうとしたんだけど、予想以上に<text:line-break/>頑丈なツルなのよ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れに、無理にほどこうとすると、余計に足を<text:line-break/>締め付けられて痛いの・・・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力ずくで抜け出すのは無理みたい・・・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うう・・・（そわそわ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じゃ、じゃあ、もう誰かがユリネクスにオシッコ<text:line-break/>あげて、満足させるしかないじゃん・・・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（また、居づらい話になってきたな。）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なんか、ジャクラの森を思い出すね。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そ、それで・・・誰がするのかな・・・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もう我慢できない人、挙手～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しょ、正直もうけっこう辛いけど・・・まだ何とか<text:line-break/>大丈夫・・・だし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（ううぅ・・・ど、どうしよう・・・この中じゃ、私が<text:line-break/>　一番もれそうなのかな・・・？）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（で、でも・・・やっぱり・・・恥ずかしいよぉ・・・//）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ああぁー・・・！　だめダー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ワタシ、ちょっとガマンできないかも<text:line-break/>しれないヨー・・・！！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あ！　じゃ、じゃあたこやきちゃん・・・する・・・？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でもみんな、あんまり見ないでほしい<text:line-break/>ネー・・・////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済んだら呼んでくれ。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じゃあ、するから・・・みんな、あっち向いてて<text:line-break/>ナー・・・/////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はひ！　お、お願いします・・・っ！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ふーー～～・・・（ぷるるるっ）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（周りにみんながいる中でおしっこするなんて、<text:line-break/>　す、すっごいどきどきするヨー・・・////）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（ああ・・・こ、この音・・・やば・・・っ）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（だめ・・・強烈な尿意が・・・っ、ぅ・・・はぁ・・・っ）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・・・・・・っ・・・。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お・・・終わったヨー////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たこやきちゃん、おつかれー！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こ、これで解放されるはずですね・・・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反応・・・無いみたい・・・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量が足りない、とか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それか、ツルの力が弱くなってたりしない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ど、どうかしら・・・さっきとあんまり変わって<text:line-break/>ないと思うけど・・・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ちょっと足を引き抜いてみるわね・・・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ふ・・・ふぁっくしゅ！！　けほけほっ！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あああーー！　また吸っちゃったヨー！！<text:line-break/>ゲホォッ！！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ごほっ、けほ・・・！　ご、ごめんなさい・・・っ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でも何で？　ちゃんと根元におしっこ<text:line-break/>かけてあげたのに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や、やっぱり、量が・・・ぅ・・・足りないので<text:line-break/>しょうか・・・っ？　（もじもじもじもじ・・・っ）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・・・あ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春風さんの足に絡まってるツルの根元に、<text:line-break/>穴がいっぱい開いてます・・・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もしかしたらこの植物、根っこじゃなくて<text:line-break/>この穴から・・・そ、その・・・ソレを吸収<text:line-break/>するんじゃないでしょうか・・・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あ、本当だ・・・ひめ、よく気付いたわね・・・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でも、もしそうだとしたら・・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そんな高い位置にある穴におしっこ<text:line-break/>入れられるのは、にゃんこしかいないよ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つ、つまり・・・春風さんがしない限り・・・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どうやっても拘束は解けないのカー・・・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あうぅ・・・っ（もじもじ・・・もじもじ・・・っ）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10-06T10:58:54+02:00</meta:creation-date>
    <dc:date>2019-10-07T07:48:40.471000000</dc:date>
    <dc:title>Untitled Spreadsheet</dc:title>
    <dc:description/>
    <dc:subject/>
    <meta:keyword/>
    <meta:editing-duration>PT20S</meta:editing-duration>
    <meta:editing-cycles>1</meta:editing-cycles>
    <meta:document-statistic meta:table-count="1" meta:cell-count="66" meta:object-count="0"/>
    <meta:generator>LibreOffice/6.2.7.1$Windows_X86_64 LibreOffice_project/23edc44b61b830b7d749943e020e96f5a7df63bf</meta:generator>
    <meta:user-defined meta:name="Company">Microsoft Corporation</meta:user-defined>
    <meta:user-defined meta:name="category"/>
  </office:meta>
</office:document-meta>
</file>